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BC-CN" table:style-name="ta1">
        <table:shapes>
          <draw:frame draw:z-index="0" draw:style-name="gr1" draw:text-style-name="P1" svg:width="964.63pt" svg:height="242.45pt" svg:x="184.68pt" svg:y="38863.79pt">
            <draw:object draw:notify-on-update-of-ranges="'EBC-CN'.B1:'EBC-CN'.B3059 'EBC-CN'.C1:'EBC-CN'.C30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0:00:00.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0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0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0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1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1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1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1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1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1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1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1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2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2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2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2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2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3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4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4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4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4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5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5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5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5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5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6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6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6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6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0.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6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0.6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0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00.7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00.7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0.7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0.7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0.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0.7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0.7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0.7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0.7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0.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0.8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0.8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0.8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0.8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0.8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0.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0.8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0.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0.8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0.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0.9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0.9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0.9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0.9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0.9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0.9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0.9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0.9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0.9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0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0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0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0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0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0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0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0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0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1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1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1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1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1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1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1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1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1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2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2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2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2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2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2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2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2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2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3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01.3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3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1.3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1.3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1.36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1.37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38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39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4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4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1.42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43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4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4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4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4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4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4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5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5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5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1.5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1.55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1.5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1.57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1.5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1.59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1.6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01.6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01.6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01.6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01.6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01.6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6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6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6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6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7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7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73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7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7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7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7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7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79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8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81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82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8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8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85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8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87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8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89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9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91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92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9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9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95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9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1.97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98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1.99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0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01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02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0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04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05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06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07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08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09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1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12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1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1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1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16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17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18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1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2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2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22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23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24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2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26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2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28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2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3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32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3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3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3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3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3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3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3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4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42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4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44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45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4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4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48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49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5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5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5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5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54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55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56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57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5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59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6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6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6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6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6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6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6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67</text:p>
          </table:table-cell>
          <table:table-cell table:number-columns-repeated="2"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6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69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7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7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73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7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7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76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7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7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8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8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8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8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8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8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9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9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9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2.9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9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2.9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01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02</text:p>
          </table:table-cell>
          <table:table-cell table:number-columns-repeated="2"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0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0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0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0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1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1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2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2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2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3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3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3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4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4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4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4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4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5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5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5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5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5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6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6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6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6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6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6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7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7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7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7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7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7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8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8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8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8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8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8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9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9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9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9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9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9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3.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3.9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0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0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0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0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1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1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1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1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2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2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2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2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2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3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3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3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3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4.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4.4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04.4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4.4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4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4.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4.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4.5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4.5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4.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04.5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04.5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04.5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04.5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6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6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6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6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6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6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6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6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6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7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7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7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7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4.96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4.9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4.98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4.9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5.0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5.01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5.02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5.03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5.0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5.0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5.06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5.0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5.08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5.09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5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5.1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5.1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5.1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5.1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5.1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5.1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5.17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5.18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5.19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5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05.2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05.2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05.2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26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29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3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33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35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4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4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43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44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45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47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48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5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53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55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56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57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58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6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63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6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6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6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68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69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7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7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73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74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75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7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77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7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7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8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82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83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8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8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86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87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8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89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9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9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93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9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5.95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96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97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98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5.99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0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0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0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0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0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0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0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07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08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0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1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1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1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15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1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19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21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22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2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2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25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26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2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2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29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31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33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34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3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41</text:p>
          </table:table-cell>
          <table:table-cell table:number-columns-repeated="2"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4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43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4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4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4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4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4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5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5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5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5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6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6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6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6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6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6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6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6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7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7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7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7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7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7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7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7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7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8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8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8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9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9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9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9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9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9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6.9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6.9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0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0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0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0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0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0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1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1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1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1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1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1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1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1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2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2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2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2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3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3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4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4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4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4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5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5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5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5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5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6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6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6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6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6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7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7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7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7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7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7.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8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7.8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07.8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7.8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7.8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7.8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7.8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7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07.9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07.9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07.9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7.9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7.9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7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7.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7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7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8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8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:00:08.0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0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0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0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0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0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0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09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1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1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1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1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1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1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2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2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2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2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2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2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2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0:00:08.28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0:00:08.2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08.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08.3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8.32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08.33</text:p>
          </table:table-cell>
          <table:table-cell table:number-columns-repeated="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8.34</text:p>
          </table:table-cell>
          <table:table-cell table:number-columns-repeated="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8.35</text:p>
          </table:table-cell>
          <table:table-cell table:number-columns-repeated="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8.36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8.37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8.3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8.3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8.4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8.41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8.4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08.43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8.44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8.45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8.46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8.47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8.4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08.49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8.5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08.5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8.5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08.5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08.5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08.55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08.5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57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5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59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61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6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63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6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6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6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67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6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69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7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71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7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73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74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7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76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77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78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79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8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81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82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83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84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85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86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87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8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89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9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91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9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95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8.97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98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8.99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03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05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06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07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08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09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1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12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13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1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15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1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17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1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19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2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2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2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2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25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2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27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2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29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31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3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3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3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3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3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37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3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3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4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42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4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4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45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4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4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4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4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5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52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5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54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55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5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57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59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61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6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63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6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65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6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6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6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6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7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7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73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7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77</text:p>
          </table:table-cell>
          <table:table-cell table:number-columns-repeated="2"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79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8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8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8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8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8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8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9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9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9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9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9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9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09.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09.9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0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0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0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1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1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1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1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16</text:p>
          </table:table-cell>
          <table:table-cell table:number-columns-repeated="2"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1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1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19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2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2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2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2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2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2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2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3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4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4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4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5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5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5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6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6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6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6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6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6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7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7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7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7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7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7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7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8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8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8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8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8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8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8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9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9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9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9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9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9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0.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0.9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0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0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0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0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0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1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1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1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1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1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1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1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2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2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2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2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2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3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1.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1.4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11.4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1.4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1.4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1.4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1.4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1.4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1.4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1.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1.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1.5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1.5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5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5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5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5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5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5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5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6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6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6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6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6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6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6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6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1.6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7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7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7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7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7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7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7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7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7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1.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8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1.8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1.8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1.8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1.8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1.8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1.87</text:p>
          </table:table-cell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1.8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1.89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1.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1.9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1.9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1.93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1.94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1.95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1.96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1.9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1.9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1.9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2.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2.0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2.0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2.0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2.0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2.0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2.0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2.07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2.0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2.09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2.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2.1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2.1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12.1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12.1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12.1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1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1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1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19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2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2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23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2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25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2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27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28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29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3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3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3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34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35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3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37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3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3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4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4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43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4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45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46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47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4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49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5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5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5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5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55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5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5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5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59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61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62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6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6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6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6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67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6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69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71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7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7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7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75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76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77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7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7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8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8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83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8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8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86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87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8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8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9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9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93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94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9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9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2.9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98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2.9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0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0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0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0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05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0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0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0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09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11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1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1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1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15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16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17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1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19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2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2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2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25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2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2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29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32</text:p>
          </table:table-cell>
          <table:table-cell table:number-columns-repeated="2"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33</text:p>
          </table:table-cell>
          <table:table-cell table:number-columns-repeated="2"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3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39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4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4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4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4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5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5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5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6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6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6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6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6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6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7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7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73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74</text:p>
          </table:table-cell>
          <table:table-cell table:number-columns-repeated="2"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7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7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7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7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7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8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8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8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8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8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9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9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3.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3.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0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0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1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1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1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1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1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1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1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2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2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2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2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2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3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3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3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4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4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4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4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4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4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4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5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5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5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6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6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6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6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6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6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6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7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7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7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7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7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7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7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8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8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8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8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8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8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9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9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9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4.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4.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15.0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5.0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5.0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5.0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0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0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5.0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5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5.1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5.1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5.1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5.1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5.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1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1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2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2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2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2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2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2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2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2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2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3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3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3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3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15.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4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4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4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4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4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4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4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4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5.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5.5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5.5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5.5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5.54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55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5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5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5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5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6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6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6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6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6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6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67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6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5.69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5.7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5.7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5.72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5.7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15.7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15.75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15.7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15.7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7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79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5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8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5.8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8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8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85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5.8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8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88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5.89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5.9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5.9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5.9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93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5.9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9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5.96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5.97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5.98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5.99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0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0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0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04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05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0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07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0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09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11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1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1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1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15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1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1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18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1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21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2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2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2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25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26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27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28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29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3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32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33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34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3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36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37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3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3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4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4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42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43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4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4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4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47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48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4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5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5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53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5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5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5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58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59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6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6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6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6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65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6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6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68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6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7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7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7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7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76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77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7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7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81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82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8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84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8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8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87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88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89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9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91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9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93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9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95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96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97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6.9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6.9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01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05</text:p>
          </table:table-cell>
          <table:table-cell table:number-columns-repeated="2"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06</text:p>
          </table:table-cell>
          <table:table-cell table:number-columns-repeated="2"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0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08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1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1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1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1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18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1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2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2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2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2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2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2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2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3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3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3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4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4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4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49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5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5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5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5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5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5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5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6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6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6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7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7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7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7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8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8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8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8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8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9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9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9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9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9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7.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7.9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0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0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0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0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0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0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1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1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1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1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1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1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1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2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2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2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2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2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2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3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3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3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3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4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4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4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4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4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4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5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5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5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5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5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5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5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6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6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6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6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6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6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6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6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6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7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7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7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7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7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7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7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8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8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8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8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8.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8.9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18.9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18.9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18.9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18.9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8.9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8.9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8.9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9.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9.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9.0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9.0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9.0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9.0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9.0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9.0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9.0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9.0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9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9.1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9.1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1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1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1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1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1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1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1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2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2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2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2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9.2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2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9.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9.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9.2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9.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9.3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9.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9.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19.3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3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3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3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3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3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4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4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4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19.4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19.4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9.46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19.47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9.48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9.49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9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9.5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9.52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9.53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9.5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9.5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9.56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19.57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9.5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9.59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9.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9.6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9.6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9.6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9.6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19.6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19.6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19.67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19.6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19.69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19.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19.7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7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73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7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7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7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77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7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7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8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8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83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84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8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8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87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8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8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9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9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93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9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9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9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97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19.9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19.9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0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02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03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0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0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06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07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08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0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1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12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13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1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1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1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17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1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19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2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2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23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2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2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2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2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28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29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3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3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3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3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35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3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3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3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39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4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4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4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4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4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45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4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4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4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49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5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52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5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5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55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5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57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58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59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61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62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6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6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65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6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67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6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69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7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7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72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7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7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75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7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77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7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79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81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8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8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84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85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8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87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8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8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9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91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9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93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94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95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9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97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0.9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0.99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0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0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03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0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05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0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07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0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09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1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1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13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1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15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1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17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1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19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2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2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23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25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27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2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2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3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3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33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3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35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37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3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3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4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42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43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4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4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4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4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4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49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51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5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53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54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5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6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6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6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6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6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6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6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7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7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7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7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7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8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8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8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8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8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8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9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9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9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9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9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1.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1.9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0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0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1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1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1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1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1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1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1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2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2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2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25</text:p>
          </table:table-cell>
          <table:table-cell table:number-columns-repeated="2"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26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27</text:p>
          </table:table-cell>
          <table:table-cell table:number-columns-repeated="2"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2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2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3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3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3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3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4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4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4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5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5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5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6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6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6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6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6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6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7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7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7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7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7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7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7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8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8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8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8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8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8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9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9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9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9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2.9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9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2.9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0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0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0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0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1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1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1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1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1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1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1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1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2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2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2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2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2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2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3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3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3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3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3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4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4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4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4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5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5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3.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5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3.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23.6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3.6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23.6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3.6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3.6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3.6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23.6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23.6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23.6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23.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23.7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3.7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3.7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3.7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3.7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3.7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3.7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3.7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3.7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3.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3.8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3.8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3.8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3.8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3.8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3.8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3.8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3.8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3.8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3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3.9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3.9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3.9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3.9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3.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3.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3.9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3.9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3.9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4.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4.0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4.0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4.0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4.0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4.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4.0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0:00:24.0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4.0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0:00:24.0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4.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4.1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24.1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24.13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24.14</text:p>
          </table:table-cell>
          <table:table-cell table:number-columns-repeated="2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24.1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16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1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1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19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2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2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23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2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2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2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27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2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29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4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24.3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24.3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24.33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24.34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24.3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3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3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3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3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4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4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42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43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44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45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4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4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48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49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5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5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5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5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54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5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56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5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58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5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6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6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62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6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64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65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66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6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68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69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7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7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72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7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74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76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77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7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7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81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82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8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84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8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86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8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8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89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9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9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4.92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9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94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95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96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97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9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4.99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0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02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0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04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0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06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0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0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0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1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11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12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13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1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15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16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17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18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1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2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2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23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2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25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2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27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28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2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3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3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3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33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34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3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3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38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3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4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4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4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4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4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4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4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5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5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5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5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5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5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6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6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6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6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6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7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7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7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8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8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8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8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5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9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9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9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94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9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96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9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9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5.9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0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0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0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0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0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0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0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0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1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2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2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2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2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2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3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3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3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3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3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3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4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4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4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4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4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4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5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5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5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5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5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5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6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6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6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6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6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6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6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6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7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7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7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7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7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7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7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8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8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8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8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8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9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9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9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9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6.9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6.9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7.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0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7.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0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7.0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7.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0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7.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27.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27.1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27.1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27.1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2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2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27.2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27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27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27.2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27.2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27.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2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3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3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3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3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3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4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4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4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4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4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4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4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4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5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5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5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5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5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5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5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5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5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6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6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6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6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0:00:27.6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6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0:00:27.67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0:00:27.68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27.69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0:00:27.7</text:p>
          </table:table-cell>
          <table:table-cell table:number-columns-repeated="2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71</text:p>
          </table:table-cell>
          <table:table-cell table:number-columns-repeated="2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72</text:p>
          </table:table-cell>
          <table:table-cell table:number-columns-repeated="2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73</text:p>
          </table:table-cell>
          <table:table-cell table:number-columns-repeated="2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7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7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76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7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7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79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8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8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83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8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8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0:00:27.8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27.8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27.8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27.8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0:00:27.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27.9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0:00:27.9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9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9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9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9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9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7.98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7.9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0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0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02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0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04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0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06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0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0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1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1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12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1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14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1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16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1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18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19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2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2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22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2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24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2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2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2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2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2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3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3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32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34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3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3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3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3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39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4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4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42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4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44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4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46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4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4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4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5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5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52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53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54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55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56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5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5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59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6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61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62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6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64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6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66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67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68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69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7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71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72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7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74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7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76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7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7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7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8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8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82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8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84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8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86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8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88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8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9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9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92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94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9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96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9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8.98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8.9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0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0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0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0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04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05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06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0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08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0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1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12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14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16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18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2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2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2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24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2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2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2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3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3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3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3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3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4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4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4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4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4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5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5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5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5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5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5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5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5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6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6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6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6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6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6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6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7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7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7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7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7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7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8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8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8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8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8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8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8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8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9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9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9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9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9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9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29.9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29.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0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0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1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1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1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1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1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2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2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2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2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3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3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3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3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3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4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4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4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4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4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4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4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5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52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5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:00:30.5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5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57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string" calcext:value-type="string">
            <text:p>0:00:30.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office:value-type="float" office:value="736.8" calcext:value-type="float">
            <text:p>736.8</text:p>
          </table:table-cell>
          <table:table-cell office:value-type="float" office:value="221.899999999999" calcext:value-type="float">
            <text:p>221.899999999999</text:p>
          </table:table-cell>
          <table:table-cell office:value-type="float" office:value="0.30116720955483" calcext:value-type="float">
            <text:p>0.30116720955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3T17:32:30.501123674</dc:date>
    <meta:editing-duration>PT2M11S</meta:editing-duration>
    <meta:editing-cycles>1</meta:editing-cycles>
    <meta:document-statistic meta:table-count="1" meta:cell-count="918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031cm" svg:height="8.554cm" xlink:href=".." xlink:type="simple" chart:class="chart:line" chart:style-name="ch1">
        <chart:title svg:x="11.6cm" svg:y="0.307cm" chart:style-name="ch2">
          <text:p>Comparison between Alveolar Space and Dead Space</text:p>
        </chart:title>
        <chart:subtitle svg:x="16.138cm" svg:y="1.257cm" chart:style-name="ch3">
          <text:p>Subject 2</text:p>
        </chart:subtitle>
        <chart:legend chart:legend-position="end" svg:x="30.464cm" svg:y="3.729cm" style:legend-expansion="high" chart:style-name="ch4"/>
        <chart:plot-area chart:style-name="ch5" table:cell-range-address="'EBC-CN'.B1:'EBC-CN'.C3059" chart:data-source-has-labels="row" svg:x="1.691cm" svg:y="2.111cm" svg:width="28.093cm" svg:height="5.291cm">
          <chartooo:coordinate-region svg:x="2.524cm" svg:y="2.31cm" svg:width="27.26cm" svg:height="4.893cm"/>
          <chart:axis chart:dimension="x" chart:name="primary-x" chart:style-name="ch6">
            <chart:title svg:x="14.833cm" svg:y="7.573cm" chart:style-name="ch7">
              <text:p>Samples [u]</text:p>
            </chart:title>
          </chart:axis>
          <chart:axis chart:dimension="y" chart:name="primary-y" chart:style-name="ch6">
            <chart:title svg:x="0.451cm" svg:y="5.488cm" chart:style-name="ch8">
              <text:p>Flow [L/s]</text:p>
            </chart:title>
            <chart:grid chart:style-name="ch9" chart:class="major"/>
          </chart:axis>
          <chart:series chart:style-name="ch10" chart:values-cell-range-address="'EBC-CN'.B1:'EBC-CN'.B3059" loext:label-string="alveolar.space" chart:class="chart:line">
            <chart:data-point chart:repeated="3059"/>
          </chart:series>
          <chart:series chart:style-name="ch11" chart:values-cell-range-address="'EBC-CN'.C1:'EBC-CN'.C3059" loext:label-string="dead.space" chart:class="chart:line">
            <chart:data-point chart:repeated="30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veolar.space</text:p>
              </table:table-cell>
              <table:table-cell office:value-type="string">
                <text:p>dead.spa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BC-CN'.B1:'EBC-CN'.B3059</svg:desc>
                </draw:g>
              </table:table-cell>
              <table:table-cell office:value-type="float" office:value="0">
                <text:p>0</text:p>
                <draw:g>
                  <svg:desc>'EBC-CN'.C1:'EBC-CN'.C30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1">
                <text:p>1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1">
                <text:p>1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2">
                <text:p>1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2">
                <text:p>1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2">
                <text:p>1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2">
                <text:p>1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2">
                <text:p>1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2">
                <text:p>1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2">
                <text:p>1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2">
                <text:p>1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2">
                <text:p>1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1">
                <text:p>1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2">
                <text:p>1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1">
                <text:p>1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1">
                <text:p>1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1">
                <text:p>1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1">
                <text:p>1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1">
                <text:p>1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1">
                <text:p>1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1">
                <text:p>1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1">
                <text:p>1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1">
                <text:p>1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">
                <text:p>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1">
                <text:p>-0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8">
                <text:p>0.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.5">
                <text:p>0.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.4">
                <text:p>0.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.3">
                <text:p>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